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6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6" table:number-columns-repeated="2"/>
          <table:table-cell table:style-name="ce46" office:value-type="string">
            <text:p>GPS</text:p>
          </table:table-cell>
          <table:table-cell table:style-name="ce51"/>
          <table:table-cell table:style-name="ce53" office:value-type="string">
            <text:p>extension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26_07-41-20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2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4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1-26_01-35-26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2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4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1-26_00-53-44_000.jpg</text:p>
          </table:table-cell>
          <table:table-cell table:style-name="ce27" office:value-type="string">
            <text:p>:m / #*# / percussion,rythm / session-memo / p.1:item=ミニ湯呑:1,hitter=chopstick:1-set,genr=pattern-atom,other=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4]=&quot;&quot;;[.C4];CONCATENATE([.C4];&quot; / &quot;;[.E4]))" office:value-type="string" office:string-value=":m / #*# / percussion,rythm / session-memo / p.1:item=ミニ湯呑:1,hitter=chopstick:1-set,genr=pattern-atom,other=~">
            <text:p>:m / #*# / percussion,rythm / session-memo / p.1:item=ミニ湯呑:1,hitter=chopstick:1-set,genr=pattern-atom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4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2-11-26_18-59-20_000.jpg</text:p>
          </table:table-cell>
          <table:table-cell table:style-name="ce20" office:value-type="string">
            <text:p>:m #*# / memo:other(m:other) / topic=習字, about=~,other=~,id=~,content=関;連;伊;豆;島;側;東;西;震;錯;</text:p>
          </table:table-cell>
          <table:table-cell table:style-name="ce29"/>
          <table:table-cell table:style-name="ce10"/>
          <table:table-cell table:style-name="ce10"/>
          <table:table-cell table:style-name="ce52" table:formula="of:=IF([.E5]=&quot;&quot;;[.C5];CONCATENATE([.C5];&quot; / &quot;;[.E5]))" office:value-type="string" office:string-value=":m #*# / memo:other(m:other) / topic=習字, about=~,other=~,id=~,content=関;連;伊;豆;島;側;東;西;震;錯;">
            <text:p>:m #*# / memo:other(m:other) / topic=習字, about=~,other=~,id=~,content=関;連;伊;豆;島;側;東;西;震;錯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4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11-26_07-41-27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2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4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11-25_20-44-2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7];[.K7])" office:value-type="string" office:string-value="jpg">
            <text:p>jpg</text:p>
          </table:table-cell>
          <table:table-cell table:style-name="ce54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26_13-22-39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2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4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1-26_09-52-45_000.jpg</text:p>
          </table:table-cell>
          <table:table-cell table:style-name="ce27" office:value-type="string">
            <text:p>(re-upload):m RES #*# / free# JVEMV6 82#_4:1 / 82. math-research / topics=複素解析,w=除法,s=~,i=~,doc=r-1-2~1.1:f-1.1#R.~1,other=memo+:proof</text:p>
          </table:table-cell>
          <table:table-cell table:style-name="ce27"/>
          <table:table-cell table:style-name="ce10"/>
          <table:table-cell table:style-name="ce10"/>
          <table:table-cell table:style-name="ce52" table:formula="of:=IF([.E9]=&quot;&quot;;[.C9];CONCATENATE([.C9];&quot; / &quot;;[.E9]))" office:value-type="string" office:string-value="(re-upload):m RES #*# / free# JVEMV6 82#_4:1 / 82. math-research / topics=複素解析,w=除法,s=~,i=~,doc=r-1-2~1.1:f-1.1#R.~1,other=memo+:proof">
            <text:p>(re-upload):m RES #*# / free# JVEMV6 82#_4:1 / 82. math-research / topics=複素解析,w=除法,s=~,i=~,doc=r-1-2~1.1:f-1.1#R.~1,other=memo+:proof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4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1-26_10-41-07_000.jpg</text:p>
          </table:table-cell>
          <table:table-cell table:style-name="ce27" office:value-type="string">
            <text:p>:m #*# RES / free / res-id=JXGF / theme=北伊豆地震 / genre=歴史；自然科学 / session-number=~ / doc=~,other=年表+</text:p>
          </table:table-cell>
          <table:table-cell table:style-name="ce28"/>
          <table:table-cell table:style-name="ce10"/>
          <table:table-cell table:style-name="ce10"/>
          <table:table-cell table:style-name="ce52" table:formula="of:=IF([.E10]=&quot;&quot;;[.C10];CONCATENATE([.C10];&quot; / &quot;;[.E10]))" office:value-type="string" office:string-value=":m #*# RES / free / res-id=JXGF / theme=北伊豆地震 / genre=歴史；自然科学 / session-number=~ / doc=~,other=年表+">
            <text:p>:m #*# RES / free / res-id=JXGF / theme=北伊豆地震 / genre=歴史；自然科学 / session-number=~ / doc=~,other=年表+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4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2-11-26_11-33-48_000.jpg</text:p>
          </table:table-cell>
          <table:table-cell table:style-name="ce20" office:value-type="string">
            <text:p>:m other / お母さんから　お金もらう / amount=５万円 / topic=月々の小遣い / total-amount=２回分：1.5x2=３万円,for=年金払込：追加：一ヶ月分：１万６千円；月々の小遣い：当面、１万円；残りの２万円：使途、不明：口座の残高、ジブラルタ支払いのためには、現状、５万円、不足。</text:p>
          </table:table-cell>
          <table:table-cell table:style-name="ce20"/>
          <table:table-cell table:style-name="ce10"/>
          <table:table-cell table:style-name="ce10"/>
          <table:table-cell table:style-name="ce52" table:formula="of:=IF([.E11]=&quot;&quot;;[.C11];CONCATENATE([.C11];&quot; / &quot;;[.E11]))" office:value-type="string" office:string-value=":m other / お母さんから　お金もらう / amount=５万円 / topic=月々の小遣い / total-amount=２回分：1.5x2=３万円,for=年金払込：追加：一ヶ月分：１万６千円；月々の小遣い：当面、１万円；残りの２万円：使途、不明：口座の残高、ジブラルタ支払いのためには、現状、５万円、不足。">
            <text:p>:m other / お母さんから　お金もらう / amount=５万円 / topic=月々の小遣い / total-amount=２回分：1.5x2=３万円,for=年金払込：追加：一ヶ月分：１万６千円；月々の小遣い：当面、１万円；残りの２万円：使途、不明：口座の残高、ジブラルタ支払いのためには、現状、５万円、不足。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4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8" office:value-type="string">
            <text:p>2022-11-26_17-31-16_000.jpg</text:p>
          </table:table-cell>
          <table:table-cell table:style-name="ce27" office:value-type="string">
            <text:p>:m RES 1*2 / free# JVEMV6 83#_42:2 / 83. chemistry / topics=無機化学,w=異性体；コバルト塩化物；,s=~,i=~,other=~,doc=r-1-1~1.2:f-13.7#R.~1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2]=&quot;&quot;;[.C12];CONCATENATE([.C12];&quot; / &quot;;[.E12]))" office:value-type="string" office:string-value=":m RES 1*2 / free# JVEMV6 83#_42:2 / 83. chemistry / topics=無機化学,w=異性体；コバルト塩化物；,s=~,i=~,other=~,doc=r-1-1~1.2:f-13.7#R.~1">
            <text:p>:m RES 1*2 / free# JVEMV6 83#_42:2 / 83. chemistry / topics=無機化学,w=異性体；コバルト塩化物；,s=~,i=~,other=~,doc=r-1-1~1.2:f-13.7#R.~1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4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2-11-26_17-31-31_000.jpg</text:p>
          </table:table-cell>
          <table:table-cell table:style-name="ce27" office:value-type="string">
            <text:p>:m RES 1*2 / free# JVEMV6 83#_42:2 / 83. chemistry / topics=無機化学：錯体,w=異性体；酒石酸；トリEDAコバルト；２座配位子,s=~,i=~,other=~,doc=r-1-1~1.2:f-13.7#R.~1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3]=&quot;&quot;;[.C13];CONCATENATE([.C13];&quot; / &quot;;[.E13]))" office:value-type="string" office:string-value=":m RES 1*2 / free# JVEMV6 83#_42:2 / 83. chemistry / topics=無機化学：錯体,w=異性体；酒石酸；トリEDAコバルト；２座配位子,s=~,i=~,other=~,doc=r-1-1~1.2:f-13.7#R.~1">
            <text:p>:m RES 1*2 / free# JVEMV6 83#_42:2 / 83. chemistry / topics=無機化学：錯体,w=異性体；酒石酸；トリEDAコバルト；２座配位子,s=~,i=~,other=~,doc=r-1-1~1.2:f-13.7#R.~1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4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7" office:value-type="string">
            <text:p>2022-11-26_18-58-28_000.jpg</text:p>
          </table:table-cell>
          <table:table-cell table:style-name="ce27" office:value-type="string">
            <text:p>:m :篠笛,shinobue #*# / session-memo:session-1 / 1#1 / p.1:genre=melody,session=hour-18,musescore=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4]=&quot;&quot;;[.C14];CONCATENATE([.C14];&quot; / &quot;;[.E14]))" office:value-type="string" office:string-value=":m :篠笛,shinobue #*# / session-memo:session-1 / 1#1 / p.1:genre=melody,session=hour-18,musescore=~">
            <text:p>:m :篠笛,shinobue #*# / session-memo:session-1 / 1#1 / p.1:genre=melody,session=hour-18,musescore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4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4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16];[.K16])" office:value-type="float" office:value="0">
            <text:p>#VALUE!</text:p>
          </table:table-cell>
          <table:table-cell table:style-name="ce54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36"/>
          <table:table-cell table:style-name="ce29"/>
          <table:table-cell table:style-name="ce10"/>
          <table:table-cell table:style-name="ce10"/>
          <table:table-cell table:style-name="ce52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4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18];[.K18])" office:value-type="float" office:value="0">
            <text:p>#VALUE!</text:p>
          </table:table-cell>
          <table:table-cell table:style-name="ce54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4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4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4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4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4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4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4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4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4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4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4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4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4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4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4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4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4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4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4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47"/>
          <table:table-cell table:style-name="ce10"/>
          <table:table-cell table:style-name="ce10"/>
          <table:table-cell table:style-name="ce52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4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4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4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4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4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4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4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4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4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4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2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4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4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4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4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4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4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4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4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56];[.K56])" office:value-type="float" office:value="0">
            <text:p>#VALUE!</text:p>
          </table:table-cell>
          <table:table-cell table:style-name="ce54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4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58];[.K58])" office:value-type="float" office:value="0">
            <text:p>#VALUE!</text:p>
          </table:table-cell>
          <table:table-cell table:style-name="ce54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4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4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4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4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4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4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4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4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4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4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4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70];[.K70])" office:value-type="float" office:value="0">
            <text:p>#VALUE!</text:p>
          </table:table-cell>
          <table:table-cell table:style-name="ce54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4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4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4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4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4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4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4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4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4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4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4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4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4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4];[.K84])" office:value-type="float" office:value="0">
            <text:p>#VALUE!</text:p>
          </table:table-cell>
          <table:table-cell table:style-name="ce54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5];[.K85])" office:value-type="float" office:value="0">
            <text:p>#VALUE!</text:p>
          </table:table-cell>
          <table:table-cell table:style-name="ce54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86];[.K86])" office:value-type="float" office:value="0">
            <text:p>#VALUE!</text:p>
          </table:table-cell>
          <table:table-cell table:style-name="ce54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7];[.K87])" office:value-type="float" office:value="0">
            <text:p>#VALUE!</text:p>
          </table:table-cell>
          <table:table-cell table:style-name="ce54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88];[.K88])" office:value-type="float" office:value="0">
            <text:p>#VALUE!</text:p>
          </table:table-cell>
          <table:table-cell table:style-name="ce54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101]=&quot;&quot;;[.C101];CONCATENATE([.C101];&quot; / &quot;;[.E101]))" office:value-type="float" office:value="0">
            <text:p>0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2" table:formula="of:=IF([.E103]=&quot;&quot;;[.C103];CONCATENATE([.C103];&quot; / &quot;;[.E103]))" office:value-type="string" office:string-value="**">
            <text:p>**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7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8"/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number-columns-repeated="2"/>
          <table:table-cell table:style-name="ce39"/>
          <table:table-cell table:number-columns-repeated="1021"/>
        </table:table-row>
        <table:table-row table:style-name="ro3">
          <table:table-cell table:number-columns-repeated="2"/>
          <table:table-cell table:style-name="ce4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2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3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4" table:formula="of:=SUM([.C2:.C24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2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5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2" table:formula="of:=COUNTIF([.$C$2:.$C244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2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2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2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2" table:formula="of:=COUNTIF([.$C$2:.$C27];[.B3055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2" table:formula="of:=COUNTIF([.$C$2:.$C27];[.B3055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2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2" table:formula="of:=COUNTIF([.$C$2:.$C14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0:Sheet1.C275" table:on-update-keep-styles="true" table:on-update-keep-size="false"/>
        <table:database-range table:name="XXX" table:target-range-address="Sheet1.B270:Sheet1.B270" table:on-update-keep-styles="true" table:on-update-keep-size="false"/>
        <table:database-range table:name="XXX_music" table:target-range-address="Sheet1.B271:Sheet1.B27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7">2022/11/27</text:date>, <text:time>10:16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27T10:16:19.03</dc:date>
    <dc:creator>iwabuchi ken</dc:creator>
    <meta:editing-duration>P51DT7H44M54S</meta:editing-duration>
    <meta:editing-cycles>16578</meta:editing-cycles>
    <meta:document-statistic meta:table-count="2" meta:cell-count="920" meta:object-count="0"/>
    <meta:user-defined meta:name="qrichtext">1</meta:user-defined>
  </office:meta>
</office:document-meta>
</file>